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ce style:name="Mangal1" svg:font-family="Mangal"/>
    <style:font-face style:name="courier new" svg:font-family="'courier new'"/>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font-name="Courier New" fo:font-size="9.5pt" fo:language="en" fo:country="US"/>
    </style:style>
    <style:style style:name="P2" style:family="paragraph" style:parent-style-name="Text_20_body">
      <style:paragraph-properties fo:line-height="115%"/>
      <style:text-properties fo:color="#000000" style:font-name="Courier New" fo:font-size="9.5pt" fo:language="en" fo:country="US"/>
    </style:style>
    <style:style style:name="P3" style:family="paragraph" style:parent-style-name="Text_20_body">
      <style:text-properties fo:language="en" fo:country="US"/>
    </style:style>
    <style:style style:name="P4" style:family="paragraph" style:parent-style-name="Text_20_body">
      <style:paragraph-properties fo:line-height="115%"/>
      <style:text-properties style:font-name="Courier New" fo:font-size="9.5pt" fo:language="en" fo:country="US"/>
    </style:style>
    <style:style style:name="P5" style:family="paragraph" style:parent-style-name="Text_20_body">
      <style:text-properties fo:color="#ff0000"/>
    </style:style>
    <style:style style:name="P6" style:family="paragraph" style:parent-style-name="Text_20_body">
      <style:paragraph-properties fo:margin-top="0cm" fo:margin-bottom="0cm"/>
    </style:style>
    <style:style style:name="P7" style:family="paragraph" style:parent-style-name="Text_20_body">
      <style:paragraph-properties fo:margin-top="0cm" fo:margin-bottom="0cm"/>
      <style:text-properties fo:color="#000000"/>
    </style:style>
    <style:style style:name="P8" style:family="paragraph" style:parent-style-name="Text_20_body">
      <style:paragraph-properties fo:margin-top="0cm" fo:margin-bottom="0cm"/>
      <style:text-properties fo:color="#000000" style:font-name="Courier New" fo:font-size="9.5pt" fo:language="en" fo:country="US"/>
    </style:style>
    <style:style style:name="P9" style:family="paragraph" style:parent-style-name="Text_20_body">
      <style:paragraph-properties fo:margin-top="0cm" fo:margin-bottom="0cm"/>
      <style:text-properties fo:color="#000000" style:font-name="Courier New" fo:font-size="9.5pt" fo:language="en" fo:country="US" style:text-underline-style="solid" style:text-underline-width="auto" style:text-underline-color="font-color"/>
    </style:style>
    <style:style style:name="P10" style:family="paragraph" style:parent-style-name="Text_20_body">
      <style:paragraph-properties fo:margin-top="0cm" fo:margin-bottom="0cm"/>
      <style:text-properties fo:color="#000000" style:font-name="Courier New" fo:font-size="9.5pt" fo:language="en" fo:country="US" style:text-underline-style="none"/>
    </style:style>
    <style:style style:name="P11" style:family="paragraph" style:parent-style-name="Text_20_body">
      <style:paragraph-properties fo:margin-top="0cm" fo:margin-bottom="0cm" fo:line-height="115%"/>
      <style:text-properties fo:color="#000000" style:font-name="Courier New" fo:font-size="9.5pt" fo:language="en" fo:country="US" style:text-underline-style="none"/>
    </style:style>
    <style:style style:name="P12" style:family="paragraph" style:parent-style-name="Text_20_body">
      <style:paragraph-properties fo:margin-top="0cm" fo:margin-bottom="0cm"/>
      <style:text-properties fo:color="#000000" style:text-underline-style="none"/>
    </style:style>
    <style:style style:name="P13" style:family="paragraph" style:parent-style-name="Text_20_body">
      <style:paragraph-properties fo:margin-top="0cm" fo:margin-bottom="0cm"/>
      <style:text-properties style:font-name="Courier New" fo:font-size="9.5pt" fo:language="en" fo:country="US"/>
    </style:style>
    <style:style style:name="P14" style:family="paragraph" style:parent-style-name="Heading_20_2">
      <style:paragraph-properties fo:margin-top="0cm" fo:margin-bottom="0cm"/>
    </style:style>
    <style:style style:name="P15" style:family="paragraph" style:parent-style-name="Text_20_body">
      <style:paragraph-properties fo:margin-left="1.249cm" fo:margin-right="0cm" fo:margin-top="0cm" fo:margin-bottom="0cm" fo:text-indent="0cm" style:auto-text-indent="false"/>
      <style:text-properties style:font-name="Courier New" fo:font-size="9.5pt" fo:language="en" fo:country="US"/>
    </style:style>
    <style:style style:name="P16" style:family="paragraph" style:parent-style-name="Text_20_body">
      <style:paragraph-properties fo:margin-left="2.498cm" fo:margin-right="0cm" fo:margin-top="0cm" fo:margin-bottom="0cm" fo:text-indent="0cm" style:auto-text-indent="false"/>
      <style:text-properties style:font-name="Courier New" fo:font-size="9.5pt" fo:language="en" fo:country="US"/>
    </style:style>
    <style:style style:name="P17" style:family="paragraph" style:parent-style-name="Text_20_body">
      <style:paragraph-properties fo:margin-left="3.747cm" fo:margin-right="0cm" fo:margin-top="0cm" fo:margin-bottom="0cm" fo:text-indent="0cm" style:auto-text-indent="false"/>
      <style:text-properties style:font-name="Courier New" fo:font-size="9.5pt" fo:language="en" fo:country="US"/>
    </style:style>
    <style:style style:name="P18" style:family="paragraph" style:parent-style-name="Text_20_body">
      <style:paragraph-properties fo:margin-left="4.995cm" fo:margin-right="0cm" fo:margin-top="0cm" fo:margin-bottom="0cm" fo:text-indent="0cm" style:auto-text-indent="false"/>
    </style:style>
    <style:style style:name="P19" style:family="paragraph" style:parent-style-name="Text_20_body">
      <style:paragraph-properties fo:margin-left="4.995cm" fo:margin-right="0cm" fo:margin-top="0cm" fo:margin-bottom="0cm" fo:text-indent="0cm" style:auto-text-indent="false"/>
      <style:text-properties style:font-name="Courier New" fo:font-size="9.5pt" fo:language="en" fo:country="US"/>
    </style:style>
    <style:style style:name="P20" style:family="paragraph" style:parent-style-name="Heading_20_2">
      <style:text-properties style:text-underline-style="solid" style:text-underline-width="auto" style:text-underline-color="font-color"/>
    </style:style>
    <style:style style:name="P21" style:family="paragraph" style:parent-style-name="Text_20_body" style:list-style-name="L2"/>
    <style:style style:name="P22" style:family="paragraph" style:parent-style-name="Text_20_body" style:list-style-name="L4"/>
    <style:style style:name="P23" style:family="paragraph" style:parent-style-name="Text_20_body">
      <style:text-properties fo:color="#000000" style:font-name="Courier New" fo:font-size="9.5pt" fo:language="en" fo:country="US"/>
    </style:style>
    <style:style style:name="P24" style:family="paragraph" style:parent-style-name="Text_20_body" style:list-style-name="L5">
      <style:text-properties fo:color="#000000" style:font-name="Courier New" fo:font-size="9.5pt" fo:language="en" fo:country="US"/>
    </style:style>
    <style:style style:name="P25" style:family="paragraph" style:parent-style-name="Text_20_body">
      <style:text-properties fo:language="en" fo:country="US"/>
    </style:style>
    <style:style style:name="P26" style:family="paragraph" style:parent-style-name="Text_20_body" style:list-style-name="L5"/>
    <style:style style:name="P27" style:family="paragraph" style:parent-style-name="Text_20_body">
      <style:text-properties fo:font-weight="normal" style:font-weight-asian="normal" style:font-weight-complex="normal"/>
    </style:style>
    <style:style style:name="P28" style:family="paragraph" style:parent-style-name="Text_20_body">
      <style:text-properties fo:font-weight="bold" style:font-weight-asian="bold" style:font-weight-complex="bold"/>
    </style:style>
    <style:style style:name="P29" style:family="paragraph" style:parent-style-name="Text_20_body" style:list-style-name="L2">
      <style:paragraph-properties fo:margin-left="0cm" fo:margin-right="0cm" fo:text-indent="-0.635cm" style:auto-text-indent="false"/>
    </style:style>
    <style:style style:name="P30" style:family="paragraph" style:parent-style-name="Heading_20_1">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ff0000"/>
    </style:style>
    <style:style style:name="T4" style:family="text">
      <style:text-properties fo:color="#ff0000" style:font-name="Courier New" fo:font-size="9.5pt" fo:language="en" fo:country="US"/>
    </style:style>
    <style:style style:name="T5" style:family="text">
      <style:text-properties fo:color="#ff0000" style:font-name="Courier New" fo:font-size="9.5pt" fo:language="en" fo:country="US" style:text-underline-style="none"/>
    </style:style>
    <style:style style:name="T6" style:family="text">
      <style:text-properties fo:color="#ff0000" style:text-underline-style="solid" style:text-underline-width="auto" style:text-underline-color="font-color"/>
    </style:style>
    <style:style style:name="T7" style:family="text">
      <style:text-properties style:font-name="Courier New" fo:font-size="9.5pt" fo:language="en" fo:country="US"/>
    </style:style>
    <style:style style:name="T8" style:family="text">
      <style:text-properties fo:color="#000000" style:font-name="Courier New" fo:font-size="9.5pt" fo:language="en" fo:country="US"/>
    </style:style>
    <style:style style:name="T9" style:family="text">
      <style:text-properties fo:color="#000000" fo:font-weight="normal" style:font-weight-asian="normal" style:font-weight-complex="normal"/>
    </style:style>
    <style:style style:name="T10" style:family="text">
      <style:text-properties fo:font-variant="normal" fo:text-transform="none" fo:color="#000000" style:font-name="courier new" fo:font-size="9.75pt" fo:letter-spacing="normal" fo:font-style="normal" fo:font-weight="normal"/>
    </style:style>
    <style:style style:name="T11" style:family="text">
      <style:text-properties fo:font-variant="normal" fo:text-transform="none" style:font-name="courier new" fo:font-size="9.75pt" fo:letter-spacing="normal" fo:font-style="normal" fo:font-weight="normal"/>
    </style:style>
    <style:style style:name="T12" style:family="text">
      <style:text-properties fo:color="#800000"/>
    </style:style>
    <style:style style:name="T13" style:family="text">
      <style:text-properties fo:color="#800000" style:font-name="Courier New" fo:font-size="9.5pt" fo:language="en" fo:country="US"/>
    </style:style>
    <style:style style:name="T14" style:family="text">
      <style:text-properties fo:color="#800000" fo:font-weight="bold" style:font-weight-asian="bold" style:font-weight-complex="bold"/>
    </style:style>
    <style:style style:name="T15" style:family="text">
      <style:text-properties style:text-underline-style="none"/>
    </style:style>
    <style:style style:name="T16" style:family="text">
      <style:text-properties fo:language="en" fo:country="U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Último cambio <text:creator>Dictino Chaos</text:creator>: <text:modification-date style:data-style-name="N79">lunes, 31 de diciembre de 2012</text:modification-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1">Motivación:<text:tab/>2</text:p>
          <text:p text:style-name="P31">Mecanismo:<text:tab/>2</text:p>
          <text:p text:style-name="P31">Capa de transporte:<text:tab/>2</text:p>
          <text:p text:style-name="P31">Modificaciones respecto a JIl:<text:tab/>2</text:p>
          <text:p text:style-name="P31">Funcionamiento de JIL-XML<text:tab/>3</text:p>
          <text:p text:style-name="P32">Estados de JiL:<text:tab/>3</text:p>
          <text:p text:style-name="P31">Funcionamiento de PARSER.vi<text:tab/>3</text:p>
          <text:p text:style-name="P31">Interpretación de comandos:<text:tab/>4</text:p>
          <text:p text:style-name="P32">XML_method_params<text:tab/>4</text:p>
          <text:p text:style-name="P32">XML_value_to_variant<text:tab/>6</text:p>
          <text:p text:style-name="P32">Proceso de arrays: XML_to_Array<text:tab/>6</text:p>
          <text:p text:style-name="P32">Proceso de clusters: XML_read_cluster<text:tab/>6</text:p>
          <text:p text:style-name="P32">Gettag.vi<text:tab/>6</text:p>
          <text:p text:style-name="P31">Registry.vi<text:tab/>7</text:p>
          <text:p text:style-name="P32"><text:s/>init<text:tab/>7</text:p>
          <text:p text:style-name="P32"><text:s/>regitry<text:tab/>7</text:p>
          <text:p text:style-name="P32"><text:s/>clean<text:tab/>7</text:p>
          <text:p text:style-name="P32"><text:s/>update<text:tab/>7</text:p>
          <text:p text:style-name="P32"><text:s/>close<text:tab/>7</text:p>
          <text:p text:style-name="P31">Métodos del protocolo:<text:tab/>7</text:p>
          <text:p text:style-name="P32">Connect()<text:tab/>7</text:p>
          <text:p text:style-name="P32">Authenticate()******<text:tab/>8</text:p>
          <text:p text:style-name="P32">OpenVI()<text:tab/>8</text:p>
          <text:p text:style-name="P32">RunVI()<text:tab/>10</text:p>
          <text:p text:style-name="P32">StopVI()<text:tab/>10</text:p>
          <text:p text:style-name="P32">CloseVI()<text:tab/>11</text:p>
          <text:p text:style-name="P32">Disconect()<text:tab/>12</text:p>
          <text:p text:style-name="P32">SyncVI()<text:tab/>12</text:p>
          <text:p text:style-name="P31">Fallos: Error2XML.vi<text:tab/>14</text:p>
        </text:index-body>
      </text:table-of-content>
      <text:h text:style-name="Heading_20_1" text:outline-level="1"/>
      <text:h text:style-name="P30" text:outline-level="1">Motivación:</text:h>
      <text:p text:style-name="Text_20_body"/>
      <text:p text:style-name="Text_20_body">El protocolo binario original es imposible de depurar al realizarse lecturas y escrituras por TCP a lo largo de todo el código.</text:p>
      <text:p text:style-name="Text_20_body">El protocolo JiL-XML utiliza en parte el protocolo XML-RPC para definir la interacción entre JiL y Java ofreciendo las siguientes ventajas:</text:p>
      <text:p text:style-name="Text_20_body">1) El protocolo es legible (simplifica la depuración)</text:p>
      <text:p text:style-name="Text_20_body">2) El protocolo es fácilmente extensible.</text:p>
      <text:p text:style-name="Text_20_body">3) Se separa completamente la implementación de los comandos de la comunicación. Esto simplifica portarlo a otros lenguajes/plataformas (JiL-c , JiL-PHP, acceso desde smartphones, JiL-matlab…… etc)</text:p>
      <text:p text:style-name="Text_20_body">4) Permite modificar FÁCILMENTE el método de transporte (TCP, UDP, HTTP… o cualquier cosa que acabe en P).</text:p>
      <text:p text:style-name="Text_20_body">5) Mejora la seguridad de JIL ya que se dispone de todos los parámetros antes de intentar la ejecución de los métodos (en el formato binario si el cliente no envía todos los datos necesarios el servidor puede fallar en cualquier parte del programa que lea TCP).</text:p>
      <text:p text:style-name="Text_20_body"/>
      <text:h text:style-name="Heading_20_1" text:outline-level="1">Mecanismo:</text:h>
      <text:p text:style-name="Text_20_body"/>
      <text:p text:style-name="Text_20_body">Cada mensaje del protocolo se codifica en XML de acuerdo a la convención XML-RPC.</text:p>
      <text:p text:style-name="Text_20_body">Una vez extraído el comando XML se obtiene el método a ejecutar y se extraen los argumentos.</text:p>
      <text:p text:style-name="Text_20_body">Antes de nada se comprueba el formato de mensaje recibido y el tipo y número de argumentos, si aparece cualquier problema no se ejecuta ningún método.</text:p>
      <text:p text:style-name="Text_20_body">Si todo ha ido bien ejecuta el comando.</text:p>
      <text:p text:style-name="Text_20_body">Se devuelve una respuesta que incluya el estado del comando o una <text:span text:style-name="T1">descripción textual comprensible del error que se ha producido.</text:span></text:p>
      <text:p text:style-name="Text_20_body"/>
      <text:h text:style-name="Heading_20_1" text:outline-level="1">Capa de transporte:</text:h>
      <text:p text:style-name="Text_20_body">Se comienza usando el protocolo XML-RPC sobre TCP en el puerto 2055.</text:p>
      <text:p text:style-name="Text_20_body">El paquete tiene una cabecera de tipo <text:span text:style-name="T2">int32</text:span> que codifica el tamaño del mensaje precedido del XML.</text:p>
      <text:p text:style-name="Text_20_body"/>
      <text:h text:style-name="Heading_20_1" text:outline-level="1">Modificaciones respecto a JIl:</text:h>
      <text:p text:style-name="Text_20_body"/>
      <text:p text:style-name="Text_20_body">Se rescribe JiL Por completo aprovechando las ideas y el código ya existente.</text:p>
      <text:p text:style-name="Text_20_body"><text:soft-page-break/>Se unifican los “set” y “get” en una única instrucción versatil “syncVI”</text:p>
      <text:p text:style-name="Text_20_body">Se elimina los métodos obsoletos para abrir y se reemplazna con los nuevos de la versión 2010.</text:p>
      <text:h text:style-name="Heading_20_1" text:outline-level="1">Funcionamiento de JIL-XML</text:h>
      <text:p text:style-name="Text_20_body">JiL-XML.vi es un servidor que espera conexiones TCP en un determinado puerto. Cuando recibe una conexión entrante verifica si se ha alcanzado el número máximo de conexiones permitidas.</text:p>
      <text:p text:style-name="Text_20_body">En caso afirmativo devuelve al cliente un error:</text:p>
      <text:p text:style-name="Text_20_body">[001]: “Too many users connected” : No te deja conectar, la conexión se cierra.</text:p>
      <text:p text:style-name="Text_20_body">Si no se ha excedido el máximo se abre una isntancia de PARSER.vi para atender al cliente y se registra la conexión mediante registry.vi.</text:p>
      <text:p text:style-name="Text_20_body">Periódicamente JIL-XML limpia el registro invocando el comando clean sobre <text:s/>registry.vi y muestra el estado de las conexiones.</text:p>
      <text:p text:style-name="Text_20_body">Cuando se pulsa el boton Stop Jil-XML cierra las conexiones TCP y deja un segundo para que los PHARSER lo derecten y se cierren limpiamente. Pasado este tiempo aborta todos los vi abiertos invocando close sobre registry.vi</text:p>
      <text:h text:style-name="Heading_20_2" text:outline-level="2">Estados de JiL:</text:h>
      <text:p text:style-name="Text_20_body"/>
      <text:p text:style-name="Text_20_body">El servidor será una máquina de estados con los siguientes estados:</text:p>
      <text:p text:style-name="Text_20_body"><text:span text:style-name="T2">-Idle: </text:span>Todavía no se ha establecido la conexión.</text:p>
      <text:p text:style-name="Text_20_body"><text:span text:style-name="T2">-Connected:</text:span> Simplemente hemos empezado la conexión.</text:p>
      <text:p text:style-name="Text_20_body"><text:span text:style-name="T2">-Authenticated:</text:span> Ya hos hemos autenticado.</text:p>
      <text:p text:style-name="Text_20_body"><text:span text:style-name="T2">-Opened:</text:span> Vi abieto y listo para usarse.</text:p>
      <text:p text:style-name="Text_20_body"><text:span text:style-name="T2">-Running: </text:span>Vi en ejecución.</text:p>
      <text:p text:style-name="Text_20_body"><text:span text:style-name="T2">-Exit: </text:span>El servidor se está cerrando.</text:p>
      <text:p text:style-name="Standard"/>
      <text:h text:style-name="Heading_20_1" text:outline-level="1">Funcionamiento de PARSER.vi</text:h>
      <text:p text:style-name="Text_20_body"/>
      <text:p text:style-name="Text_20_body">PARSER.vi es un vi reentrante que atiende las conexiones del cliente. Recibe los datos de configuración que le envía JIL-XML y a partir de ahí se ejecuta de forma autónoma.</text:p>
      <text:p text:style-name="Text_20_body">El ciclo de ejecución es el siguiete:</text:p>
      <text:list xml:id="list32484819" text:style-name="L2">
        <text:list-item>
          <text:p text:style-name="P21">En primer lugar lee TCP en a la espera de un comando.</text:p>
        </text:list-item>
        <text:list-item>
          <text:p text:style-name="P21">Cuando llega el comando realiza la interpretación del mismo invocando a XML_method_params. Este le devueve el nombre del método, la lista de parámetros y la lista de tipos así como un indicador de error en XML.</text:p>
        </text:list-item>
        <text:list-item>
          <text:p text:style-name="P21">Comprueba que no hay error (el XML está vacío) y a continuación pasa a realizar las comprobaciones del método en este punto se pueden producir los siguientes fallos:</text:p>
        </text:list-item>
      </text:list>
      <text:p text:style-name="Standard"/>
      <text:p text:style-name="Text_20_body"><text:soft-page-break/>[101]: Too may arguments...: este errror se produce si hay demasiados argumentos </text:p>
      <text:p text:style-name="Text_20_body">[102]: Too few arguments...: lo contrario</text:p>
      <text:p text:style-name="Text_20_body">[103]: Invalid arguments: function <text:span text:style-name="T12">XXX</text:span>, whaits for (<text:span text:style-name="T12">arg list</text:span>) </text:p>
      <text:p text:style-name="Text_20_body"/>
      <text:list xml:id="list33604195" text:continue-numbering="true" text:style-name="L2">
        <text:list-item>
          <text:p text:style-name="P21">Comprueba el estado de JIL para impedir que se ejecuten los comandos en un orden incorrecto (por ejemplo ejecutar un vi sin abrirlo previamente).</text:p>
        </text:list-item>
        <text:list-item>
          <text:p text:style-name="P21">Si todo es correcto se ejecuta el método correspondiente que está enbebido en el pharser excepto () y actualiza el estado.</text:p>
          <text:p text:style-name="P29">Cuando se cierra la conexión TCP por cualquier motivo o cuando el cliente invoca el método DISCONECT, el parser cierra (en su caso) el vi abierto, luego termina la conexión y por último se cierra a si mismo.</text:p>
        </text:list-item>
      </text:list>
      <text:h text:style-name="Heading_20_1" text:outline-level="1">Interpretación de comandos:</text:h>
      <text:h text:style-name="Heading_20_2" text:outline-level="2">XML_method_params</text:h>
      <text:p text:style-name="Text_20_body"/>
      <text:p text:style-name="Text_20_body">Este vi se encarga de inspeccionar la petición en XML y de sacar el método y los parámetros independientes del contexto (todos excepto Array y Struct que necesitan saber el tipo de array de destino.</text:p>
      <text:p text:style-name="Text_20_body"/>
      <text:p text:style-name="Text_20_body">Admite como entrada el mensaje en XML y devuelve el método (un tipo enumerado con los métodos admitidos) un vector de tipos (enumerado con la descripción de los tipos) y un array de variants con los valores de todos los escalares.</text:p>
      <text:p text:style-name="Text_20_body"/>
      <text:p text:style-name="Text_20_body">En el caso de los arrays y structs los valores del variant contienen el XML sin procesar.</text:p>
      <text:p text:style-name="Text_20_body"/>
      <text:p text:style-name="Text_20_body">El mecanismo de funcionamiento <text:s/>consiste en varios pasos que se ejecutan solamente si el descriptor de error está vacío (no hay error en los pasos anteriores) de acuerdo a la siguiente secuencia:</text:p>
      <text:p text:style-name="Text_20_body"/>
      <text:p text:style-name="P28">1) Saca la cabecera.</text:p>
      <text:p text:style-name="Standard">Si hay algún problema se devuelve el error:</text:p>
      <text:p text:style-name="Text_20_body">[901]: Header not found at the beginning of the XML, or or ill formed</text:p>
      <text:p text:style-name="Text_20_body"/>
      <text:p text:style-name="P28">2) Comprueba la sintaxis del cuerpo.</text:p>
      <text:p text:style-name="Text_20_body">Si una etiqueta está vacía o no se cierra devuelve</text:p>
      <text:p text:style-name="Text_20_body">[902]: Bad formed tag in</text:p>
      <text:p text:style-name="P5"><text:s/>...</text:p>
      <text:p text:style-name="Text_20_body">Si hay texto que no está encerrado en etiquetas devuelve el error:</text:p>
      <text:p text:style-name="Text_20_body">[903]: Text not enclosed into tags: <text:span text:style-name="T3">...</text:span></text:p>
      <text:p text:style-name="Text_20_body"><text:soft-page-break/></text:p>
      <text:p text:style-name="Text_20_body">Si una etiqueta de cierre no cierra a la anterior devuelve</text:p>
      <text:p text:style-name="Text_20_body">[904]: Error: trying to close “<text:span text:style-name="T3">tag1”</text:span> whith “<text:span text:style-name="T3">tag2”</text:span>.</text:p>
      <text:p text:style-name="Text_20_body"/>
      <text:p text:style-name="Text_20_body">Si después del análisis quedan etiquetas sin cerrar devuelve</text:p>
      <text:p text:style-name="Text_20_body">[905]: Error, tag “<text:span text:style-name="T3">tag</text:span>” never closed.</text:p>
      <text:p text:style-name="Text_20_body"/>
      <text:p text:style-name="P28">3) Saco el methodCall</text:p>
      <text:p text:style-name="Text_20_body"/>
      <text:p text:style-name="Text_20_body">Obtengo el methodcall y combruebo que no hay nada fuera de él. En caso de fallo se genera:</text:p>
      <text:p text:style-name="Text_20_body"/>
      <text:p text:style-name="Text_20_body">[906]: Error: MethodCall not found or something outside methodcall</text:p>
      <text:p text:style-name="Text_20_body"/>
      <text:p text:style-name="P28">4) Obtengo el methodName</text:p>
      <text:p text:style-name="Text_20_body">Se pueden producir varios errores. En primer lugar que encuentre algo antes del methodName:</text:p>
      <text:p text:style-name="Text_20_body">[907]: Unexpected string before methodName: <text:span text:style-name="T3">...</text:span></text:p>
      <text:p text:style-name="Text_20_body">Puede que el método se lea bien pero sea desconocido:</text:p>
      <text:p text:style-name="Text_20_body">[908]: Unknown Method: “<text:span text:style-name="T3">method</text:span>”</text:p>
      <text:p text:style-name="Text_20_body"/>
      <text:p text:style-name="P28">5) Saco la cabecera params</text:p>
      <text:p text:style-name="Text_20_body"/>
      <text:p text:style-name="Text_20_body">Esta etiqueta puede no existir si no hay parámetros, eso no se considera un fallo. Si hay algo fuera de la cabecera se indica con:</text:p>
      <text:p text:style-name="Text_20_body"/>
      <text:p text:style-name="Text_20_body">[909]: Unespected string oustisde <text:s/>"params": <text:span text:style-name="T3">...</text:span></text:p>
      <text:p text:style-name="Text_20_body"/>
      <text:p text:style-name="P28">6) Separo los parámetros</text:p>
      <text:p text:style-name="Text_20_body"/>
      <text:p text:style-name="Text_20_body">En este paso se recorre el XML y se separa cada elemento “param”. El bucle recorre todos los parámetros hasta que hay algún fallo o se acaba el XML. El único fallo posible es que haya datos entre los param, el error indica el parámetro que produce el error:</text:p>
      <text:p text:style-name="Text_20_body"/>
      <text:p text:style-name="Text_20_body">[910]: Unespected string<text:span text:style-name="T9"> after param</text:span><text:span text:style-name="T3"> N</text:span></text:p>
      <text:p text:style-name="Text_20_body"/>
      <text:p text:style-name="Text_20_body"/>
      <text:p text:style-name="P28">7) Proceso los parámetros: </text:p>
      <text:p text:style-name="Text_20_body">Este paso se realiza en un vi separado XML_value_to_variant. </text:p>
      <text:p text:style-name="Text_20_body"/>
      <text:h text:style-name="Heading_20_2" text:outline-level="2"><text:soft-page-break/>XML_value_to_variant</text:h>
      <text:p text:style-name="Text_20_body">Este vi procesa cada uno de los parámetros comprobando que el tipo es válido y que puede leerse. Devuelve un variant con el contendio del parámetro (el valor si es un escalar y el XML sin procesar si es un tipo compuesto) así como su tipo. Hay tres errores que pueden aparecer en el proceso. Primero que el parámetro no esté bien formado</text:p>
      <text:p text:style-name="Text_20_body"/>
      <text:p text:style-name="Text_20_body">[811]: Error in value: </text:p>
      <text:p text:style-name="Text_20_body">“<text:span text:style-name="T3">Xml del parámetro... “</text:span></text:p>
      <text:p text:style-name="Text_20_body"/>
      <text:p text:style-name="Text_20_body">Segundo que no se conozca el tipo</text:p>
      <text:p text:style-name="Text_20_body"/>
      <text:p text:style-name="Text_20_body">[812]”Unknown data type: <text:span text:style-name="T3">type</text:span>” se produce al encontrar un argumento de un tipo no reconocido en XML-RPC indica textualmente el tipo recibido.</text:p>
      <text:p text:style-name="Text_20_body"/>
      <text:p text:style-name="Text_20_body">Tercero que no se ajuste al formato esperado:</text:p>
      <text:p text:style-name="Text_20_body"/>
      <text:p text:style-name="Text_20_body"><text:span text:style-name="T15">[813]”Error rea</text:span>ding value. Type recieved “<text:span text:style-name="T3">tipo</text:span>” string recieved “<text:span text:style-name="T6">string</text:span>”</text:p>
      <text:p text:style-name="Text_20_body"/>
      <text:h text:style-name="Heading_20_2" text:outline-level="2">Proceso de arrays: XML_to_Array</text:h>
      <text:p text:style-name="Text_20_body">Toma un variant que contiene el XML del array y lo convierte en un array de parámetros separqados en XML. Después los convierte a un array de tipos y valores en un variant (los escalaser se convierten y los tipos compuestos de dejan tal cual). Los errores que se pueden producir son:</text:p>
      <text:p text:style-name="Text_20_body"/>
      <text:p text:style-name="Text_20_body">[701]:Unexpected string in array after value <text:span text:style-name="T12">N</text:span></text:p>
      <text:p text:style-name="Text_20_body"/>
      <text:h text:style-name="Heading_20_2" text:outline-level="2">Proceso de clusters: XML_read_cluster</text:h>
      <text:p text:style-name="Text_20_body">Se le indica un parámetros a leer y los lee del cluster devolviendo el valor y el tipo.</text:p>
      <text:p text:style-name="Text_20_body">[801]: Unexpected string in struct after member <text:span text:style-name="T12">N</text:span></text:p>
      <text:p text:style-name="Text_20_body">[802]: Member ”<text:span text:style-name="T12">MemnerName</text:span>“ not found on cluster</text:p>
      <text:h text:style-name="Heading_20_2" text:outline-level="2">Gettag.vi</text:h>
      <text:p text:style-name="Text_20_body">Este vi se utiliza frecuentemente en las fuciones anteriores, adminte un XML y el nobre de una etiqueta y devuelve el contenido de la misma así como el texto que hay delante y detrás y un idicador de error.</text:p>
      <text:p text:style-name="Text_20_body"/>
      <text:h text:style-name="Heading_20_1" text:outline-level="1"><text:soft-page-break/>Registry.vi</text:h>
      <text:p text:style-name="Text_20_body">Para controlar que vi están abiertos se crea un registro. El regitro se almacena en una variable global “GlobalRegitry” que solo se accede mediante Registry.vi. Admite las siguientes operaciones:</text:p>
      <text:h text:style-name="Heading_20_2" text:outline-level="2"><text:s/>init</text:h>
      <text:p text:style-name="Text_20_body">Crea un registro vacío</text:p>
      <text:h text:style-name="Heading_20_2" text:outline-level="2"><text:s/>regitry</text:h>
      <text:p text:style-name="Text_20_body">Crea un registro nuevo y admite como entrada una estructura client con la IP y el puerto así como la referencia del parser. Es llamado cada vez que JIL-XML admite una conexión nueva.</text:p>
      <text:h text:style-name="Heading_20_2" text:outline-level="2"><text:s/>clean</text:h>
      <text:p text:style-name="Text_20_body">Comprueba el estado del registro y quita las entradas obsoletas. Para ello verifica los parsers que están en ejecución y si detecta alguna referencia obsolieta cierra las referencias y los vi que pudiera tener abiertos.</text:p>
      <text:h text:style-name="Heading_20_2" text:outline-level="2"><text:s/>update</text:h>
      <text:p text:style-name="Text_20_body">Admite una estructura OpenedVi con la referencia y el path del vi abierto así como la referencia del parser que lo llama. Este método comprueba en primer lugar que el vi no está siendo usado varias veces sin ser reentrante. Si puede efectua el registro y si hay un error lo indica activando la salida <text:span text:style-name="T2">vi in use?</text:span></text:p>
      <text:p text:style-name="P27">Este método es utilizado por el parser cuando se hace OpenVI o CloseVI (en este caso se pasa una rereferencia vacía). Su utilidad es impedir que se abran dos veces un mismo vi (no reentrante) e informar a JIL-XML de que vis están abiertas y quién las ha abierto.</text:p>
      <text:h text:style-name="Heading_20_2" text:outline-level="2"><text:s/>close</text:h>
      <text:p text:style-name="Text_20_body">Cierra todos los vi referencias y vacía el registro. Es utilizado por JIL-XML para asegurarse de que se cierra todo al salir.</text:p>
      <text:p text:style-name="Text_20_body"/>
      <text:p text:style-name="Text_20_body">Después de ejecutar cada métido el registro produce como salida una cadena de texto que describe de forma comprensible el estado del registro indicando que clientes están conectados y que vi (o instancia del vi reentrante) tienen abierto. También devuelven el número de conexiones activas y la señal de error en el registro (<text:span text:style-name="T2">vi in use?</text:span>)</text:p>
      <text:h text:style-name="Heading_20_1" text:outline-level="1">Métodos del protocolo:</text:h>
      <text:p text:style-name="Text_20_body"/>
      <text:h text:style-name="Heading_20_2" text:outline-level="2">Connect()</text:h>
      <text:p text:style-name="Text_20_body"/>
      <text:p text:style-name="Text_20_body">Hay un pequeño intercambio de datos entre JIL y el cliente. En el intercambio el cliente y el <text:soft-page-break/>servidor se identifican especificando las <text:span text:style-name="T3">versiones</text:span> del protocolo (para detectar posibles errores o incompatibilidades antes de continuar). Se indica también si es necesario hacer autenticación. Se incluye un <text:span text:style-name="T3">identificador de sesión</text:span> aleatorio. Pasa al estado Connected.</text:p>
      <text:p text:style-name="Text_20_body">EL CLIENTE ENVÍA:</text:p>
      <text:p text:style-name="P8">&lt;?xml version="1.0" <text:span text:style-name="T11">encoding="UTF-8"</text:span>?&gt;</text:p>
      <text:p text:style-name="P8">&lt;methodCall&gt;</text:p>
      <text:p text:style-name="P8"><text:tab/>&lt;methodName&gt;jil.connect&lt;/methodName&gt;</text:p>
      <text:p text:style-name="P2">&lt;/methodCall&gt;</text:p>
      <text:p text:style-name="Text_20_body">SI TODO VA BIEN EL SERVIDOR RESPONDE:</text:p>
      <text:p text:style-name="P6"><text:span text:style-name="T8">&lt;?xml version="1.0" </text:span><text:span text:style-name="T10">encoding="UTF-8"</text:span><text:span text:style-name="T8">?&gt;</text:span></text:p>
      <text:p text:style-name="P8">&lt;methodResponse&gt;</text:p>
      <text:p text:style-name="P8"><text:tab/>&lt;params&gt;</text:p>
      <text:p text:style-name="P8"><text:tab/><text:tab/>&lt;param&gt;</text:p>
      <text:p text:style-name="P6"><text:span text:style-name="T8"><text:tab/><text:tab/><text:tab/>&lt;value&gt;&lt;string&gt;</text:span><text:span text:style-name="T4">version</text:span><text:span text:style-name="T8">&lt;/string&gt;&lt;/value&gt;</text:span></text:p>
      <text:p text:style-name="P8"><text:tab/><text:tab/>&lt;/param&gt;</text:p>
      <text:p text:style-name="P8"><text:tab/><text:tab/>&lt;param&gt;</text:p>
      <text:p text:style-name="P6"><text:span text:style-name="T8"><text:tab/><text:tab/><text:tab/>&lt;value&gt;&lt;i4&gt;</text:span><text:span text:style-name="T4">SesionID</text:span><text:span text:style-name="T8">&lt;/i4&gt;&lt;/value&gt;</text:span></text:p>
      <text:p text:style-name="P8"><text:tab/><text:tab/>&lt;/param&gt;</text:p>
      <text:p text:style-name="P8"><text:tab/>&lt;/params&gt;</text:p>
      <text:p text:style-name="P8">&lt;/methodResponse&gt;</text:p>
      <text:p text:style-name="Text_20_body"/>
      <text:p text:style-name="P3">POSIBLES FALLOS:</text:p>
      <text:p text:style-name="Text_20_body">[001]: “Too many users connected” : No te deja conectar, la conexión se cierra.</text:p>
      <text:p text:style-name="Text_20_body">(este es un fallo que se produce antes de ejecurarse el método connect (de hecho no llega a ejecutarse)</text:p>
      <text:p text:style-name="Text_20_body"/>
      <text:p text:style-name="Text_20_body">[201]: “Warnig: User alredy connected” : No pasa nada, el usuario estaba conectado se queda todo igual.</text:p>
      <text:p text:style-name="Text_20_body"/>
      <text:h text:style-name="Heading_20_2" text:outline-level="2">Authenticate()******</text:h>
      <text:p text:style-name="Text_20_body"/>
      <text:p text:style-name="Text_20_body">Se usa un usuario y una contraseña. El usuario y la contraseña no se envían en texto plano, se concatenan con el identificador y se aplica MD5, esto se envía al servidor para que lo compruebe y si concuerda con algún usuario autorizado se pasa al estado Authenticated.</text:p>
      <text:p text:style-name="Standard">****Todavía no está hecho, de momento asumo que todo está bien y autentico por las buenas. Se considera dos errores relacionados con el estado</text:p>
      <text:p text:style-name="Standard"/>
      <text:p text:style-name="Standard">[209]: Error: user not connected.</text:p>
      <text:p text:style-name="Standard">[210]: “Warnig: User alredy authenticated” <text:s/>(no hace nada)</text:p>
      <text:p text:style-name="Standard"/>
      <text:h text:style-name="Heading_20_2" text:outline-level="2">OpenVI()</text:h>
      <text:p text:style-name="Text_20_body"/>
      <text:p text:style-name="Text_20_body">Por su complejidad esta operación se realiza por medio de un vi separado OpenVI.vi. Este recibe la ruta del Vi que hay que abrir. Sólo se invoca en estado Authenticado y si tiene éxito pasa al estado Opened. Devuelve un array de estructuras con la descripción de los controles e indicadores, cada elemento del array tiene un string “nombre” y un string control_indicador que puede valer “control” <text:soft-page-break/>o “identificador” y un string tipo que indica el tipo de dato (int double booleano...).</text:p>
      <text:p text:style-name="Text_20_body"/>
      <text:p text:style-name="Text_20_body">EL CLIENTE ENVÍA:</text:p>
      <text:p text:style-name="P8">&lt;?xml version="1.0" <text:span text:style-name="T11">encoding="UTF-8"</text:span>?&gt;</text:p>
      <text:p text:style-name="P8">&lt;methodCall&gt;</text:p>
      <text:p text:style-name="P8"><text:tab/>&lt;methodName&gt;jil.openvi&lt;/methodName&gt;</text:p>
      <text:p text:style-name="P8"><text:tab/>&lt;params&gt;</text:p>
      <text:p text:style-name="P8"><text:tab/><text:tab/>&lt;param&gt;&lt;value&gt;&lt;string&gt;vi_path&lt;/string&gt;&lt;/value&gt;&lt;/param&gt;</text:p>
      <text:p text:style-name="P8"><text:tab/>&lt;/params&gt;</text:p>
      <text:p text:style-name="P2">&lt;/methodCall&gt;</text:p>
      <text:p text:style-name="Text_20_body">SI TODO VA BIEN EL SERVIDOR RESPONDE:</text:p>
      <text:p text:style-name="P8">&lt;?xml version="1.0" <text:span text:style-name="T11">encoding="UTF-8"</text:span>?&gt;</text:p>
      <text:p text:style-name="P8">&lt;methodResponse&gt;</text:p>
      <text:p text:style-name="P8">&lt;params&gt;</text:p>
      <text:p text:style-name="P7"><text:s text:c="5"/><text:span text:style-name="T7">&lt;param&gt;</text:span></text:p>
      <text:p text:style-name="P8"><text:tab/>&lt;array&gt;</text:p>
      <text:p text:style-name="P8"><text:tab/>&lt;value&gt;</text:p>
      <text:p text:style-name="P10"><text:tab/>&lt;struct&gt;</text:p>
      <text:p text:style-name="P10"><text:s/><text:tab/> <text:s text:c="2"/>&lt;member&gt;</text:p>
      <text:p text:style-name="P10"><text:tab/><text:tab/>&lt;name&gt;name&lt;/name&gt;</text:p>
      <text:p text:style-name="P12"><text:span text:style-name="T7"><text:tab/><text:tab/>&lt;value&gt;&lt;string&gt;</text:span><text:span text:style-name="T4">nombre</text:span><text:span text:style-name="T7">&lt;/string&gt;&lt;/value&gt;</text:span></text:p>
      <text:p text:style-name="P10"><text:tab/> <text:s text:c="2"/>&lt;/member&gt;</text:p>
      <text:p text:style-name="P10"><text:s/><text:tab/> <text:s text:c="2"/>&lt;member&gt;</text:p>
      <text:p text:style-name="P10"><text:tab/><text:tab/>&lt;name&gt;control_indicator&lt;/name&gt;</text:p>
      <text:p text:style-name="P12"><text:span text:style-name="T7"><text:tab/><text:tab/>&lt;value&gt;&lt;string&gt;</text:span><text:span text:style-name="T4">”control” ó “indicator”</text:span><text:span text:style-name="T7">&lt;/string&gt;&lt;/string&gt;</text:span></text:p>
      <text:p text:style-name="P10"><text:tab/> <text:s text:c="2"/>&lt;/member&gt;</text:p>
      <text:p text:style-name="P10"><text:s/><text:tab/> <text:s text:c="2"/>&lt;member&gt;</text:p>
      <text:p text:style-name="P10"><text:tab/><text:tab/>&lt;name&gt;DataType&lt;/name&gt;</text:p>
      <text:p text:style-name="P12"><text:span text:style-name="T7"><text:tab/><text:tab/>&lt;value&gt;&lt;string&gt;</text:span><text:span text:style-name="T4">tipo</text:span><text:span text:style-name="T7">&lt;/string&gt;&lt;/value&gt;</text:span></text:p>
      <text:p text:style-name="P10"><text:tab/> <text:s text:c="2"/>&lt;/member&gt;</text:p>
      <text:p text:style-name="P10"><text:s text:c="6"/>&lt;struct&gt;</text:p>
      <text:p text:style-name="P8"><text:tab/>&lt;/value&gt;</text:p>
      <text:p text:style-name="P8">…</text:p>
      <text:p text:style-name="P8">…</text:p>
      <text:p text:style-name="P8"><text:tab/>&lt;/array&gt;</text:p>
      <text:p text:style-name="P8"><text:s text:c="3"/>&lt;/param&gt;</text:p>
      <text:p text:style-name="P8">&lt;/params&gt;</text:p>
      <text:p text:style-name="P1">&lt;/methodResponse&gt;</text:p>
      <text:p text:style-name="P1"/>
      <text:p text:style-name="P1">OJO: Solo se devuelven los indicadores y controles con un formato compatible (por el momento int, double, string y boolean)</text:p>
      <text:p text:style-name="P1"/>
      <text:p text:style-name="P1">Los errores que pueden aparecer son:</text:p>
      <text:p text:style-name="P1">que el estado no sea correcto, si el estado es idle se devuelve</text:p>
      <text:p text:style-name="P1">[202]: Error: user not authenticated.</text:p>
      <text:p text:style-name="P1">Si el estado es otro (opened, running or closing...)</text:p>
      <text:p text:style-name="P1">[203]: Error: There is a vi alredy opened.</text:p>
      <text:p text:style-name="P1"/>
      <text:p text:style-name="Text_20_body">Intermamente al método OpenVI.vi realiza las siguientes acciones:</text:p>
      <text:p text:style-name="Text_20_body"/>
      <text:list xml:id="list32664384" text:style-name="L4">
        <text:list-item>
          <text:p text:style-name="P22">comprueba que el path es correcto y obtiene el path absoluto a partir del relativo. Puede aparecer el error:</text:p>
        </text:list-item>
      </text:list>
      <text:p text:style-name="P1">[301]: Error: path not valid “<text:span text:style-name="T12">path</text:span>”</text:p>
      <text:list xml:id="list33573952" text:continue-numbering="true" text:style-name="L4">
        <text:list-item>
          <text:p text:style-name="P22">Si el path es correcto intenta abrir el vi (primero como reentrante y si no es posible como vi <text:soft-page-break/>normal):</text:p>
        </text:list-item>
      </text:list>
      <text:p text:style-name="P1">[302]: Error, cannot open Vi: </text:p>
      <text:p text:style-name="P1">“<text:span text:style-name="T12">descriptor de error de labiew</text:span>”</text:p>
      <text:list xml:id="list33603418" text:continue-numbering="true" text:style-name="L4">
        <text:list-item>
          <text:p text:style-name="P22">Si consigue abrirlo lo registra, entonces puede producirse el siguiente error:</text:p>
        </text:list-item>
      </text:list>
      <text:p text:style-name="P1">[303]: Error opening: this Vi is opened by other client</text:p>
      <text:p text:style-name="P1"/>
      <text:list xml:id="list33604572" text:continue-numbering="true" text:style-name="L4">
        <text:list-item>
          <text:p text:style-name="P22">Si no se produce ningún error abre el vi obtiene la lista de controles e indicadores y devuelve la referencia al mismo así como la lista (como estrucura y como XML)</text:p>
        </text:list-item>
      </text:list>
      <text:h text:style-name="P20" text:outline-level="2">RunVI()</text:h>
      <text:p text:style-name="Text_20_body">EL CLIENTE ENVÍA:</text:p>
      <text:p text:style-name="P8">&lt;?xml version="1.0" <text:span text:style-name="T11">encoding="UTF-8"</text:span>?&gt;</text:p>
      <text:p text:style-name="P8">&lt;methodCall&gt;</text:p>
      <text:p text:style-name="P8"><text:tab/>&lt;methodName&gt;jil.runvi&lt;/methodName&gt;</text:p>
      <text:p text:style-name="P11">&lt;/methodCall&gt;</text:p>
      <text:p text:style-name="P9"/>
      <text:p text:style-name="Text_20_body">Sólo funciona devuelve un ACK:</text:p>
      <text:p text:style-name="Text_20_body">&lt;?xml version="1.0" encoding="UTF-8"?&gt;</text:p>
      <text:p text:style-name="Text_20_body">&lt;methodResponse&gt;</text:p>
      <text:p text:style-name="Text_20_body"><text:tab/>&lt;params&gt;</text:p>
      <text:p text:style-name="Text_20_body"><text:tab/><text:tab/>&lt;param&gt;</text:p>
      <text:p text:style-name="Text_20_body"><text:tab/><text:tab/><text:tab/>&lt;value&gt;&lt;string&gt;VI running&lt;/string&gt;&lt;/value&gt;</text:p>
      <text:p text:style-name="Text_20_body"><text:tab/><text:tab/>&lt;/param&gt;</text:p>
      <text:p text:style-name="Text_20_body"><text:tab/>&lt;/params&gt;</text:p>
      <text:p text:style-name="Text_20_body">&lt;/methodResponse&gt;</text:p>
      <text:p text:style-name="Standard">Si el vi no está abierto devuelve:</text:p>
      <text:p text:style-name="Standard"/>
      <text:p text:style-name="P1">[204]: Error runing: Vi is not opened.</text:p>
      <text:p text:style-name="P1">Si el vi esta corriendo devuelve</text:p>
      <text:p text:style-name="P1">[205]: Error: Vi is running.</text:p>
      <text:p text:style-name="P1"/>
      <text:p text:style-name="Standard">Si se produce un error de otro tipo:</text:p>
      <text:p text:style-name="Standard"/>
      <text:p text:style-name="P1">[401]: Unexpected error: Vi cannot be run, Vi closed for safety reasons.</text:p>
      <text:p text:style-name="P1">En este caso ante un error inesperado se cierra el vi. </text:p>
      <text:h text:style-name="Heading_20_2" text:outline-level="2">StopVI()</text:h>
      <text:p text:style-name="Text_20_body"/>
      <text:p text:style-name="Text_20_body">Pasa al estado Opened y para el Vi. Por la complejidad del proceso se usa StopVI.vi</text:p>
      <text:p text:style-name="Text_20_body">EL CLIENTE ENVÍA:</text:p>
      <text:p text:style-name="P8">&lt;?xml version="1.0" encoding="UTF-8"?&gt;</text:p>
      <text:p text:style-name="P8">&lt;methodCall&gt;</text:p>
      <text:p text:style-name="P8"><text:tab/>&lt;methodName&gt;jil.stopvi&lt;/methodName&gt;</text:p>
      <text:p text:style-name="P11"><text:soft-page-break/>&lt;/methodCall&gt;</text:p>
      <text:p text:style-name="P9"/>
      <text:p text:style-name="Text_20_body">Sólo funciona devuelve un ACK:</text:p>
      <text:p text:style-name="Text_20_body">&lt;?xml version="1.0" encoding="UTF-8"?&gt;</text:p>
      <text:p text:style-name="Text_20_body">&lt;methodResponse&gt;</text:p>
      <text:p text:style-name="Text_20_body"><text:tab/>&lt;params&gt;</text:p>
      <text:p text:style-name="Text_20_body"><text:tab/><text:tab/>&lt;param&gt;</text:p>
      <text:p text:style-name="Text_20_body"><text:tab/><text:tab/><text:tab/>&lt;value&gt;&lt;string&gt;VI stopped&lt;/string&gt;&lt;/value&gt;</text:p>
      <text:p text:style-name="Text_20_body"><text:tab/><text:tab/>&lt;/param&gt;</text:p>
      <text:p text:style-name="Text_20_body"><text:tab/>&lt;/params&gt;</text:p>
      <text:p text:style-name="Text_20_body">&lt;/methodResponse&gt;</text:p>
      <text:p text:style-name="Standard">Si el vi no está corriendo devuelve:</text:p>
      <text:p text:style-name="P1">[206]: Error stopping: Vi is not running.</text:p>
      <text:p text:style-name="Standard">Si el vi no está corriendo devuelve:</text:p>
      <text:p text:style-name="P1">[501]: Error: Vi not respondign, cannot be stopped. Trying to close it.</text:p>
      <text:p text:style-name="P1"/>
      <text:p text:style-name="Standard"><text:span text:style-name="T2">StopVI.vi</text:span> intenta realizar un cerrado limpio del vi para ello busca un botón de nombre STOP (sin distinquir entre mayúculas y minúsculas) y lo pulsa. Espera un tiempo prudencial y si no consigue apagar al vi lo cierra a la fuerza.</text:p>
      <text:p text:style-name="Standard"/>
      <text:p text:style-name="Standard"/>
      <text:h text:style-name="Heading_20_2" text:outline-level="2">CloseVI()</text:h>
      <text:p text:style-name="Text_20_body">Pasa al estado Authenticated y cierra el Vi.</text:p>
      <text:p text:style-name="Text_20_body"/>
      <text:p text:style-name="Text_20_body">EL CLIENTE ENVÍA:</text:p>
      <text:p text:style-name="P8">&lt;?xml version="1.0" encoding="UTF-8"?&gt;</text:p>
      <text:p text:style-name="P8">&lt;methodCall&gt;</text:p>
      <text:p text:style-name="P8"><text:tab/>&lt;methodName&gt;jil.closevi&lt;/methodName&gt;</text:p>
      <text:p text:style-name="P2">&lt;/methodCall&gt;</text:p>
      <text:p text:style-name="Text_20_body">SI TODO VA BIEN EL SERVIDOR RESPONDE:</text:p>
      <text:p text:style-name="P6"><text:span text:style-name="T8">&lt;?xml version="1.0" </text:span><text:span text:style-name="T10">encoding="UTF-8"</text:span><text:span text:style-name="T8">?&gt;</text:span></text:p>
      <text:p text:style-name="P8">&lt;methodResponse&gt;</text:p>
      <text:p text:style-name="P8"><text:tab/>&lt;params&gt;</text:p>
      <text:p text:style-name="P8"><text:tab/><text:tab/>&lt;param&gt;</text:p>
      <text:p text:style-name="P6"><text:span text:style-name="T8"><text:tab/><text:tab/><text:tab/>&lt;value&gt;&lt;string&gt;</text:span><text:span text:style-name="T4">Vi closed sucesfully</text:span><text:span text:style-name="T8">&lt;/string&gt;&lt;/value&gt;</text:span></text:p>
      <text:p text:style-name="P8"><text:tab/><text:tab/>&lt;/param&gt;</text:p>
      <text:p text:style-name="P8"><text:tab/>&lt;/params&gt;</text:p>
      <text:p text:style-name="P8">&lt;/methodResponse&gt;</text:p>
      <text:p text:style-name="Text_20_body"/>
      <text:p text:style-name="P3">Sólo se puede invocar desde el estado opened. Si se llama desde otro estado produce los siguiente errores:</text:p>
      <text:p text:style-name="P1"/>
      <text:p text:style-name="P3">Si está en run</text:p>
      <text:p text:style-name="P1">[207]: Error: Vi is running, close it first. </text:p>
      <text:p text:style-name="Text_20_body"><text:span text:style-name="T16">Si es cualquier otro estado:</text:span> </text:p>
      <text:p text:style-name="P1"><text:soft-page-break/>[208]: Error closing: Vi is not opened.</text:p>
      <text:p text:style-name="P1">[601]: unespected error during close.</text:p>
      <text:p text:style-name="Text_20_body"/>
      <text:h text:style-name="Heading_20_2" text:outline-level="2">Disconect()</text:h>
      <text:p text:style-name="Text_20_body"/>
      <text:p text:style-name="Text_20_body">Cierra el parser, devuelve un mensaje de despedida y pasa al estado Exit.</text:p>
      <text:p text:style-name="Text_20_body">EL CLIENTE ENVÍA:</text:p>
      <text:p text:style-name="P8">&lt;?xml version="1.0" encoding="UTF-8"?&gt;</text:p>
      <text:p text:style-name="P8">&lt;methodCall&gt;</text:p>
      <text:p text:style-name="P8"><text:tab/>&lt;methodName&gt;jil.disconnect&lt;/methodName&gt;</text:p>
      <text:p text:style-name="P2">&lt;/methodCall&gt;</text:p>
      <text:p text:style-name="Text_20_body">SI TODO VA BIEN EL SERVIDOR RESPONDE:</text:p>
      <text:p text:style-name="P6"><text:span text:style-name="T8">&lt;?xml version="1.0" </text:span><text:span text:style-name="T10">encoding="UTF-8"</text:span><text:span text:style-name="T8">?&gt;</text:span></text:p>
      <text:p text:style-name="P8">&lt;methodResponse&gt;</text:p>
      <text:p text:style-name="P8"><text:tab/>&lt;params&gt;</text:p>
      <text:p text:style-name="P8"><text:tab/><text:tab/>&lt;param&gt;</text:p>
      <text:p text:style-name="P6"><text:span text:style-name="T8"><text:tab/><text:tab/><text:tab/>&lt;value&gt;&lt;string&gt;</text:span><text:span text:style-name="T4">See you soon</text:span><text:span text:style-name="T8">&lt;/string&gt;&lt;/value&gt;</text:span></text:p>
      <text:p text:style-name="P8"><text:tab/><text:tab/>&lt;/param&gt;</text:p>
      <text:p text:style-name="P8"><text:tab/>&lt;/params&gt;</text:p>
      <text:p text:style-name="P8">&lt;/methodResponse&gt;</text:p>
      <text:p text:style-name="Text_20_body"/>
      <text:p text:style-name="P3">Sólo se puede invocar desde el estado connected o authenticated. Si se llama desde otro estado produce los siguiente error:</text:p>
      <text:p text:style-name="P3"/>
      <text:p text:style-name="P1">Si está en open o run</text:p>
      <text:p text:style-name="P1">[209]: Error: There is a Vi opened close it before disconnecting. </text:p>
      <text:p text:style-name="P1"/>
      <text:h text:style-name="P14" text:outline-level="2">SyncVI()</text:h>
      <text:p text:style-name="P6"/>
      <text:p text:style-name="P6">El JiL Original disponía de muchos métodos para leer (get) y escribir (set) cada uno de los cuales operaba con un formato distinto y requería una implementación distinta en el cliente y el servidor, esto hace que el mantenimiento sea complejo. Además muchos métodos no tenían implementación en el cliente. En su lugar JIL-XML usa una aproximación distinta utilizando las capacidades de XML-RPC para establecer un <text:span text:style-name="T14">único método en el servido</text:span><text:span text:style-name="T12">r</text:span> que es flexible y permite hacer muchas operaciones así como agregar fácilmente nuevos tipos de datos.</text:p>
      <text:p text:style-name="P6"/>
      <text:p text:style-name="P6">Este método es una instrucción versátil <text:span text:style-name="T2">SyncVI</text:span> que se implementa en SyncVI.vi y que sirve para leer o escribir variables. Admite como entrada un número arbitrario de variables expresado como un array de clusters. Cada varianble está definida en un cluster que indica si hay que leer o escribir (action) el nombre de la variable (name) y el valor de dicha variable (<text:span text:style-name="T5">nombre de la variable </text:span>que implicatamente indica el tipo). <text:span text:style-name="T2">Los tipos soportados por el momento son “int, double, string y boolean”</text:span></text:p>
      <text:p text:style-name="P6"/>
      <text:p text:style-name="Text_20_body">EL CLIENTE ENVÍA:</text:p>
      <text:p text:style-name="P8">&lt;?xml version="1.0" <text:span text:style-name="T11">encoding="UTF-8"</text:span>?&gt;</text:p>
      <text:p text:style-name="P8">&lt;methodCall&gt;</text:p>
      <text:p text:style-name="P8"><text:tab/>&lt;methodName&gt;jil.syncvi&lt;/methodName&gt;</text:p>
      <text:p text:style-name="P8">&lt;params&gt;</text:p>
      <text:p text:style-name="P7"><text:soft-page-break/><text:s text:c="5"/><text:span text:style-name="T7">&lt;param&gt;</text:span></text:p>
      <text:p text:style-name="P8"><text:tab/>&lt;array&gt;</text:p>
      <text:p text:style-name="P8"><text:tab/>&lt;value&gt;</text:p>
      <text:p text:style-name="P10"><text:tab/>&lt;struct&gt;</text:p>
      <text:p text:style-name="P10"><text:s/><text:tab/> <text:s text:c="2"/>&lt;member&gt;</text:p>
      <text:p text:style-name="P10"><text:tab/><text:tab/>&lt;name&gt;name&lt;/name&gt;</text:p>
      <text:p text:style-name="P12"><text:span text:style-name="T7"><text:tab/><text:tab/>&lt;value&gt;&lt;string&gt;</text:span><text:span text:style-name="T4">nombre de la variable</text:span><text:span text:style-name="T7">&lt;/string&gt;&lt;/value&gt;</text:span></text:p>
      <text:p text:style-name="P10"><text:tab/> <text:s text:c="2"/>&lt;/member&gt;</text:p>
      <text:p text:style-name="P10"><text:s/><text:tab/> <text:s text:c="2"/>&lt;member&gt;</text:p>
      <text:p text:style-name="P10"><text:tab/><text:tab/>&lt;name&gt;action&lt;/name&gt;</text:p>
      <text:p text:style-name="P12"><text:span text:style-name="T7"><text:tab/><text:tab/>&lt;value&gt;&lt;string&gt;</text:span><text:span text:style-name="T4">”get” ó “set”</text:span><text:span text:style-name="T7">&lt;/string&gt;&lt;/string&gt;</text:span></text:p>
      <text:p text:style-name="P10"><text:tab/> <text:s text:c="2"/>&lt;/member&gt;</text:p>
      <text:p text:style-name="P10"><text:s/><text:tab/> <text:s text:c="2"/>&lt;member&gt;</text:p>
      <text:p text:style-name="P10"><text:tab/><text:tab/>&lt;name&gt;value&lt;/name&gt;</text:p>
      <text:p text:style-name="P12"><text:span text:style-name="T7"><text:tab/><text:tab/>&lt;value&gt;&lt;</text:span><text:span text:style-name="T13">tipo</text:span><text:span text:style-name="T7">&gt;</text:span><text:span text:style-name="T4">valor</text:span><text:span text:style-name="T7">&lt;/</text:span><text:span text:style-name="T13">tipo</text:span><text:span text:style-name="T7">&gt;&lt;/value&gt;</text:span></text:p>
      <text:p text:style-name="P10"><text:tab/> <text:s text:c="2"/>&lt;/member&gt;</text:p>
      <text:p text:style-name="P10"><text:s text:c="6"/>&lt;/struct&gt;</text:p>
      <text:p text:style-name="P8"><text:tab/>&lt;/value&gt;</text:p>
      <text:p text:style-name="P8">…</text:p>
      <text:p text:style-name="P8">…</text:p>
      <text:p text:style-name="P8"><text:tab/>&lt;/array&gt;</text:p>
      <text:p text:style-name="P8"><text:s text:c="3"/>&lt;/param&gt;</text:p>
      <text:p text:style-name="P8">&lt;/params&gt;</text:p>
      <text:p text:style-name="P2">&lt;/methodCall&gt;</text:p>
      <text:p text:style-name="Text_20_body">SI TODO VA BIEN EL SERVIDOR RESPONDE con un array de clusters que contiene los nombres y valores de las variables sobre las que se ha hecho “get”.</text:p>
      <text:p text:style-name="P8">&lt;?xml version="1.0" <text:span text:style-name="T11">encoding="UTF-8"</text:span>?&gt;</text:p>
      <text:p text:style-name="P8">&lt;methodResponse&gt;</text:p>
      <text:p text:style-name="P8">&lt;params&gt;</text:p>
      <text:p text:style-name="P7"><text:s text:c="5"/><text:span text:style-name="T7">&lt;param&gt;</text:span></text:p>
      <text:p text:style-name="P8"><text:tab/>&lt;array&gt;</text:p>
      <text:p text:style-name="P8"><text:tab/>&lt;value&gt;</text:p>
      <text:p text:style-name="P10"><text:tab/>&lt;struct&gt;</text:p>
      <text:p text:style-name="P10"><text:s/><text:tab/> <text:s text:c="2"/>&lt;member&gt;</text:p>
      <text:p text:style-name="P10"><text:tab/><text:tab/>&lt;name&gt;name&lt;/name&gt;</text:p>
      <text:p text:style-name="P12"><text:span text:style-name="T7"><text:tab/><text:tab/>&lt;value&gt;&lt;string&gt;</text:span><text:span text:style-name="T4">nombre de la variable</text:span><text:span text:style-name="T7">&lt;/string&gt;&lt;/value&gt;</text:span></text:p>
      <text:p text:style-name="P10"><text:tab/> <text:s text:c="2"/>&lt;/member&gt;</text:p>
      <text:p text:style-name="P10"><text:s/><text:tab/> <text:s text:c="2"/>&lt;member&gt;</text:p>
      <text:p text:style-name="P10"><text:tab/><text:tab/>&lt;name&gt;value&lt;/name&gt;</text:p>
      <text:p text:style-name="P12"><text:span text:style-name="T7"><text:tab/><text:tab/>&lt;value&gt;&lt;</text:span><text:span text:style-name="T13">tipo</text:span><text:span text:style-name="T7">&gt;</text:span><text:span text:style-name="T4">valor</text:span><text:span text:style-name="T7">&lt;/</text:span><text:span text:style-name="T13">tipo</text:span><text:span text:style-name="T7">&gt;&lt;/value&gt;</text:span></text:p>
      <text:p text:style-name="P10"><text:tab/> <text:s text:c="2"/>&lt;/member&gt;</text:p>
      <text:p text:style-name="P10"><text:s text:c="6"/>&lt;struct&gt;</text:p>
      <text:p text:style-name="P8"><text:tab/>&lt;/value&gt;</text:p>
      <text:p text:style-name="P8">…</text:p>
      <text:p text:style-name="P8">…</text:p>
      <text:p text:style-name="P8"><text:tab/>&lt;/array&gt;</text:p>
      <text:p text:style-name="P8"><text:s text:c="3"/>&lt;/param&gt;</text:p>
      <text:p text:style-name="P8">&lt;/params&gt;</text:p>
      <text:p text:style-name="P1">&lt;/methodResponse&gt;</text:p>
      <text:p text:style-name="P8"/>
      <text:p text:style-name="Text_20_body">Con este formato es muy fácil emular los comandos que existían en el cliente EJS para cada get y set (basta con crear la estructura correspondiente al tipo que se quiere leer o escribir, enviarla y obtener la respuesta).</text:p>
      <text:p text:style-name="Text_20_body">Antes de ejecutar el comando además de los errores 1XX pueden aparecer los siguientes errores:</text:p>
      <text:p text:style-name="P1">Si no está en open o run</text:p>
      <text:p text:style-name="P1">[210]: Error: Vi is not opened/running. </text:p>
      <text:p text:style-name="P1"/>
      <text:p text:style-name="Text_20_body">El funcionamiento del vi es el siguiente:</text:p>
      <text:list xml:id="list33225647" text:style-name="L5">
        <text:list-item>
          <text:p text:style-name="P26">Extraigo los parámetros <text:s/>del array mediante XML_2_Array</text:p>
          <text:p text:style-name="P24"><text:soft-page-break/>[701]:Error, SyncVI waits for a array of structs.</text:p>
        </text:list-item>
        <text:list-item>
          <text:p text:style-name="P26">Extraigo los elementos de caca cluster (parámetro) y compruebo los posibles errores</text:p>
          <text:p text:style-name="P26"><text:span text:style-name="T8">[702]:Error sync elements must be clusters with name (string), action (string) and value</text:span></text:p>
          <text:p text:style-name="P26"><text:span text:style-name="T8">[703]:Error type of “nombre” not on SyncVI suported (jet)</text:span></text:p>
        </text:list-item>
        <text:list-item>
          <text:p text:style-name="P26">Compruebo que hay un control/indicador compatible con la operación pedida</text:p>
          <text:p text:style-name="P26"><text:span text:style-name="T8">[704]:Error variable “nombre” not found or wrong type.</text:span></text:p>
        </text:list-item>
        <text:list-item>
          <text:p text:style-name="P26">Realizo las operaciones.</text:p>
          <text:p text:style-name="P26"><text:span text:style-name="T8">[705]:Error , unknown command “comando” in SyncVI</text:span></text:p>
          <text:p text:style-name="P26"><text:span text:style-name="T8">[706]:Internal LabVIEW error:</text:span></text:p>
          <text:p text:style-name="P24"><text:s/>“<text:span text:style-name="T12">Source of error in LV</text:span>” in SyncVI</text:p>
        </text:list-item>
        <text:list-item>
          <text:p text:style-name="P26"><text:s/>Creo el cluster de respuesta.</text:p>
        </text:list-item>
      </text:list>
      <text:p text:style-name="P1"/>
      <text:p text:style-name="P1"/>
      <text:h text:style-name="Heading_20_1" text:outline-level="1">Fallos: Error2XML.vi</text:h>
      <text:p text:style-name="Text_20_body"/>
      <text:p text:style-name="Standard">Si un método no funciona se devuelve un mensaje de error descriptivo usando la especificación del protocolo XML-RPC. Para ello se crea el vi Error2XML. Dicho vi admite el <text:s/>identificador de fallo (numérico) y un descriptor de fallo legible y genera el siguiente mensaje de respuesta:</text:p>
      <text:p text:style-name="Text_20_body"/>
      <text:p text:style-name="P13">&lt;?xml version="1.0" encoding="UTF-8"?&gt;</text:p>
      <text:p text:style-name="P13">&lt;methodResponse&gt;</text:p>
      <text:p text:style-name="P13">&lt;fault&gt;</text:p>
      <text:p text:style-name="P15">&lt;value&gt;</text:p>
      <text:p text:style-name="P16">&lt;struct&gt;</text:p>
      <text:p text:style-name="P17">&lt;member&gt;</text:p>
      <text:p text:style-name="P19">&lt;name&gt;faultCode&lt;/name&gt;</text:p>
      <text:p text:style-name="P19">&lt;value&gt;&lt;int&gt;<text:span text:style-name="T3">ID de fallo</text:span>&lt;/int&gt;&lt;/value&gt;</text:p>
      <text:p text:style-name="P17">&lt;/member&gt;</text:p>
      <text:p text:style-name="P17">&lt;member&gt;</text:p>
      <text:p text:style-name="P19">&lt;name&gt;faultString&lt;/name&gt;</text:p>
      <text:p text:style-name="P18"><text:span text:style-name="T7">&lt;value&gt;&lt;string&gt;</text:span><text:span text:style-name="T4">Descriptor de </text:span><text:span text:style-name="T3"><text:s/></text:span><text:span text:style-name="T4">fallo</text:span><text:span text:style-name="T7">&lt;/string&gt;&lt;/value&gt;</text:span></text:p>
      <text:p text:style-name="P17">&lt;/member&gt;</text:p>
      <text:p text:style-name="P16">&lt;/struct&gt;</text:p>
      <text:p text:style-name="P15">&lt;/value&gt;</text:p>
      <text:p text:style-name="P13">&lt;/fault&gt;</text:p>
      <text:p text:style-name="P4">&lt;/methodResponse&gt;</text:p>
      <text:p text:style-name="Text_20_body">Puesto que el descriptor de fallo puede tener cualquier tipo de carácter se hacen las substituciones necesarias en el descriptor de fallo para mantener el formato XML-RPC, esto es cambiar &amp; por &amp;amp y &lt; por &amp;lt.</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Mangal1" svg:font-family="Mangal"/>
    <style:font-face style:name="courier new" svg:font-family="'courier new'"/>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ictino Chaos</meta:initial-creator>
    <meta:creation-date>2012-12-14T17:37:59.92</meta:creation-date>
    <dc:date>2012-12-31T13:45:17.57</dc:date>
    <dc:creator>Dictino Chaos</dc:creator>
    <meta:editing-duration>P1DT12H28M42S</meta:editing-duration>
    <meta:editing-cycles>73</meta:editing-cycles>
    <meta:generator>OpenOffice.org/3.3$Win32 OpenOffice.org_project/330m20$Build-9567</meta:generator>
    <meta:document-statistic meta:table-count="0" meta:image-count="0" meta:object-count="0" meta:page-count="14" meta:paragraph-count="404" meta:word-count="3253" meta:character-count="20814"/>
  </office:meta>
</office:document-meta>
</file>